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officeooo:rsid="00137579" officeooo:paragraph-rsid="00137579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8pt" fo:font-weight="bold" officeooo:rsid="00139532" officeooo:paragraph-rsid="00139532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officeooo:rsid="0014f21f" officeooo:paragraph-rsid="0014f21f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bold" officeooo:rsid="00137579" officeooo:paragraph-rsid="00137579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fo:font-weight="bold" officeooo:rsid="0014f21f" officeooo:paragraph-rsid="0014f21f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normal" officeooo:rsid="00137579" officeooo:paragraph-rsid="0013757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normal" officeooo:rsid="00137579" officeooo:paragraph-rsid="0014f21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officeooo:rsid="00137579" officeooo:paragraph-rsid="0013757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6pt" fo:font-weight="bold" officeooo:rsid="00137579" officeooo:paragraph-rsid="00137579" style:font-size-asian="16pt" style:font-weight-asian="bold" style:font-size-complex="16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officeooo:rsid="0014f2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nual Programador InfoVerdeHuell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Presentado por.</text:p>
      <text:p text:style-name="P8">Richard Gomez</text:p>
      <text:p text:style-name="P8">Cristian Ramirez</text:p>
      <text:p text:style-name="P8">Jhon Rodriguez</text:p>
      <text:p text:style-name="P1"/>
      <text:p text:style-name="P1"/>
      <text:p text:style-name="P1"/>
      <text:p text:style-name="P1"/>
      <text:p text:style-name="P1"/>
      <text:p text:style-name="P2"><text:soft-page-break/>Indice.</text:p>
      <text:p text:style-name="P2"/>
      <text:p text:style-name="P2"/>
      <text:p text:style-name="P1"><text:bookmark-start text:name="__DdeLink__672_155656755"/>Introduccion<text:bookmark-end text:name="__DdeLink__672_155656755"/></text:p>
      <text:p text:style-name="P1"/>
      <text:p text:style-name="P7">El propósito de este manual del programador es dar a conocer al lector todos los listados del programa realizado. <text:span text:style-name="T3">se va elaborar un repaso general a toda la estructura que compone la aplicación de forma que el usuario se familiarice con ella y sobre todo que sea capaz de orientarse a la hora de realizar modificaciones o ampliaciones en la herramienta</text:span>. Para ello se tratará de forma amena y concisa un repaso de todas las Unidades, ficheros Include, ejecutables..., con el fin de que el usuario pueda modificar a su gusto algunos de los valores y parámetros de las funciones expuestas.</text:p>
      <text:p text:style-name="P7"/>
      <text:p text:style-name="P7"/>
      <text:p text:style-name="P3">Estructura de la Aplicacion</text:p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Bibliografia.</text:p>
      <text:p text:style-name="P9"/>
      <text:p text:style-name="P9"><text:a xlink:type="simple" xlink:href="http://www.upv.es/~csahuqui/julio/pfc/programa.pdf" text:style-name="Internet_20_link" text:visited-style-name="Visited_20_Internet_20_Link"><text:span text:style-name="T2">http://www.upv.es/~csahuqui/julio/pfc/programa.pdf</text:span></text:a><text:span text:style-name="T2"> --→ Gu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2:00:07.774396945</meta:creation-date>
    <meta:generator>LibreOffice/5.2.7.2$Linux_X86_64 LibreOffice_project/20m0$Build-2</meta:generator>
    <dc:date>2018-04-15T12:13:38.551618426</dc:date>
    <meta:editing-duration>PT36M19S</meta:editing-duration>
    <meta:editing-cycles>2</meta:editing-cycles>
    <meta:document-statistic meta:table-count="0" meta:image-count="0" meta:object-count="0" meta:page-count="3" meta:paragraph-count="11" meta:word-count="123" meta:character-count="798" meta:non-whitespace-character-count="687"/>
  </office:meta>
</office:document-meta>
</file>